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line-height="150%" fo:text-align="justify" style:justify-single-word="false" fo:hyphenation-ladder-count="no-limit" style:page-number="auto"/>
      <style:text-properties fo:font-weight="bold" style:font-weight-asian="bold" style:font-weight-complex="bold" fo:hyphenate="true" fo:hyphenation-remain-char-count="2" fo:hyphenation-push-char-count="2"/>
    </style:style>
    <style:style style:name="P2" style:family="paragraph" style:parent-style-name="Standard">
      <style:paragraph-properties fo:line-height="150%" fo:text-align="justify" style:justify-single-word="false" fo:hyphenation-ladder-count="no-limit"/>
      <style:text-properties fo:font-weight="normal" style:font-weight-asian="normal" style:font-weight-complex="normal" fo:hyphenate="true" fo:hyphenation-remain-char-count="2" fo:hyphenation-push-char-count="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ielsetzung</text:p>
      <text:p text:style-name="P2"/>
      <text:p text:style-name="P2">Ziel ist es, das Modellauto in die Lage zu versetzen, einer Fahrbahnmarkierung selbstständig folgen zu können, ohne dabei mit Hindernissen zu kollidieren. Dafür wird auf die eingehenden Daten der v RGB-Frontkamera sowie der Ultraschallsensoren zugegriffen. </text:p>
      <text:p text:style-name="P2">Die Fahrbahn wird mittig und durchgehend mit blauem Klebeband markiert. Die Lichtverhältnisse <text:s/>müssen nicht konstant sein; die Auswertung der Kamerabilder soll aber jederzeit möglich sein. Hindernisse sind derart beschaffen, dass sie von den Ultraschallsensoren detektiert werden können (Mindestgröße, Schallharte Oberfläche, usw. sind gewährleistet).</text:p>
      <text:p text:style-name="P2">Ist ein Hindernis zu nah an bzw. auf der Fahrbahn, soll das Modellauto langsamer werden und vor dem Hindernis anhalten. Das Modellauto fährt erst weiter, wenn die Ultraschallsensoren signalisieren, dass die Fahrbahn wieder frei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9T10:01:23.74</meta:creation-date>
    <dc:date>2018-01-14T18:37:18.78</dc:date>
    <meta:editing-duration>PT38M11S</meta:editing-duration>
    <meta:editing-cycles>3</meta:editing-cycles>
    <meta:generator>OpenOffice/4.1.1$Win32 OpenOffice.org_project/411m6$Build-9775</meta:generator>
    <meta:document-statistic meta:table-count="0" meta:image-count="0" meta:object-count="0" meta:page-count="1" meta:paragraph-count="4" meta:word-count="114" meta:character-count="851"/>
  </office:meta>
</office:document-meta>
</file>